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d07" officeooo:paragraph-rsid="001cdd07"/>
    </style:style>
    <style:style style:name="P2" style:family="paragraph" style:parent-style-name="Standard">
      <style:text-properties officeooo:rsid="001cdd07" officeooo:paragraph-rsid="001d12e8"/>
    </style:style>
    <style:style style:name="P3" style:family="paragraph" style:parent-style-name="Standard">
      <style:text-properties officeooo:rsid="001d12e8" officeooo:paragraph-rsid="001d12e8"/>
    </style:style>
    <style:style style:name="P4" style:family="paragraph" style:parent-style-name="Standard">
      <style:text-properties officeooo:rsid="001cdd07" officeooo:paragraph-rsid="001cdd07"/>
    </style:style>
    <style:style style:name="P5" style:family="paragraph" style:parent-style-name="Standard">
      <style:text-properties officeooo:rsid="001cdd07" officeooo:paragraph-rsid="0020dc43"/>
    </style:style>
    <style:style style:name="P6" style:family="paragraph" style:parent-style-name="Standard">
      <style:text-properties officeooo:rsid="001cdd07" officeooo:paragraph-rsid="001d12e8"/>
    </style:style>
    <style:style style:name="P7" style:family="paragraph" style:parent-style-name="Standard">
      <style:text-properties officeooo:rsid="0020dc43" officeooo:paragraph-rsid="0020dc43"/>
    </style:style>
    <style:style style:name="P8" style:family="paragraph" style:parent-style-name="Standard">
      <style:text-properties style:text-underline-style="solid" style:text-underline-width="auto" style:text-underline-color="font-color" officeooo:rsid="0020dc43" officeooo:paragraph-rsid="0020dc43"/>
    </style:style>
    <style:style style:name="P9" style:family="paragraph" style:parent-style-name="Standard">
      <style:text-properties officeooo:rsid="001d12e8" officeooo:paragraph-rsid="001d12e8"/>
    </style:style>
    <style:style style:name="T1" style:family="text">
      <style:text-properties officeooo:rsid="001cdd07"/>
    </style:style>
    <style:style style:name="T2" style:family="text">
      <style:text-properties officeooo:rsid="001d12e8"/>
    </style:style>
    <style:style style:name="T3" style:family="text">
      <style:text-properties officeooo:rsid="0020dc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odèle sans considérer la solution tampon du milieu extérieur :</text:p>
      <text:p text:style-name="P1"/>
      <text:p text:style-name="P1">Ht = 0.1 <text:span text:style-name="T3">Lcellule/Lsang</text:span></text:p>
      <text:p text:style-name="P5">Vs = 0.9 L<text:span text:style-name="T2">extra</text:span>/<text:span text:style-name="T3">L</text:span>sang <text:s/><text:span text:style-name="T3">(</text:span>Vs = 1 – Ht<text:span text:style-name="T3">)</text:span></text:p>
      <text:p text:style-name="P1"/>
      <text:p text:style-name="P8">Initial :</text:p>
      <text:p text:style-name="P1">pHm = 7,40</text:p>
      <text:p text:style-name="P1">CmH = 4 x 10-<text:span text:style-name="T2">5</text:span> <text:span text:style-name="T2">m</text:span>mol/L<text:span text:style-name="T2">extra</text:span></text:p>
      <text:p text:style-name="P3">QH = 1000 * 10**(-7.26) * Vw0 mmol/Lcellule</text:p>
      <text:p text:style-name="P1"/>
      <text:p text:style-name="P8">Calcul du CmH : </text:p>
      <text:p text:style-name="P1"/>
      <text:p text:style-name="P5">CmH * Vs + QH * <text:s/><text:span text:style-name="T2">Ht</text:span> <text:s text:c="4"/>= <text:span text:style-name="T3">q</text:span>uantité totale <text:s/><text:span text:style-name="T3">de H+ <text:s/>= constante que l'on peut connaître grâce aux valeurs initiales.</text:span></text:p>
      <text:p text:style-name="P5"/>
      <text:p text:style-name="P5"><text:span text:style-name="T3">(En réalité, c'est plutôt concentration car on est en mmol/Lsang mais comme le volume de sang ne varie pas ( volume total ), on a bien une constante :</text:span></text:p>
      <text:p text:style-name="P1"/>
      <text:p text:style-name="P1"><text:span text:style-name="T2">Concentration</text:span> dans <text:span text:style-name="T2">Vsang</text:span> <text:s text:c="2"/><text:span text:style-name="T2">+</text:span> <text:s text:c="2"/><text:span text:style-name="T2">Concentration</text:span> dans <text:span text:style-name="T2">Vsang <text:s/></text:span></text:p>
      <text:p text:style-name="P1"/>
      <text:p text:style-name="P7"><text:tab/>car les unités sont :</text:p>
      <text:p text:style-name="P1"/>
      <text:p text:style-name="P3">mmol/Lextra *<text:span text:style-name="T3"> </text:span>Lextra/Lsang<text:tab/>+ mmol/Lcellule * Lcellule/Lsang <text:span text:style-name="T3">)</text:span></text:p>
      <text:p text:style-name="P3"/>
      <text:p text:style-name="P3"/>
      <text:p text:style-name="P3"/>
      <text:p text:style-name="P7"/>
      <text:p text:style-name="P7">On a donc :</text:p>
      <text:p text:style-name="P7"/>
      <text:p text:style-name="P3">CmH = (cst - <text:s/><text:span text:style-name="T1">QH *</text:span>Ht)/Vs</text:p>
      <text:p text:style-name="P2"/>
      <text:p text:style-name="P2">pHm = - log ( <text:span text:style-name="T2">(cst - <text:s/></text:span>QH *<text:span text:style-name="T2">Ht)/Vs </text:span>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1:58:03.069733294</meta:creation-date>
    <dc:date>2017-05-04T13:21:48.277439810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36" meta:character-count="699" meta:non-whitespace-character-count="560"/>
  </office:meta>
</office:document-meta>
</file>